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ee7" officeooo:paragraph-rsid="0000fee7"/>
    </style:style>
    <style:style style:name="P2" style:family="paragraph" style:parent-style-name="Standard">
      <style:text-properties fo:font-weight="bold" officeooo:rsid="0000fee7" officeooo:paragraph-rsid="0000fee7" style:font-weight-asian="bold" style:font-weight-complex="bold"/>
    </style:style>
    <style:style style:name="P3" style:family="paragraph" style:parent-style-name="Standard">
      <style:text-properties fo:font-weight="bold" officeooo:rsid="000391d1" officeooo:paragraph-rsid="000391d1" style:font-weight-asian="bold" style:font-weight-complex="bold"/>
    </style:style>
    <style:style style:name="P4" style:family="paragraph" style:parent-style-name="Standard">
      <style:text-properties fo:font-weight="bold" officeooo:rsid="0003cc63" officeooo:paragraph-rsid="0003cc63" style:font-weight-asian="bold" style:font-weight-complex="bold"/>
    </style:style>
    <style:style style:name="P5" style:family="paragraph" style:parent-style-name="Standard">
      <style:text-properties officeooo:paragraph-rsid="0000fee7"/>
    </style:style>
    <style:style style:name="P6" style:family="paragraph" style:parent-style-name="Standard">
      <style:text-properties officeooo:paragraph-rsid="00031e91"/>
    </style:style>
    <style:style style:name="P7" style:family="paragraph" style:parent-style-name="Standard">
      <style:text-properties officeooo:rsid="000391d1" officeooo:paragraph-rsid="000391d1"/>
    </style:style>
    <style:style style:name="P8" style:family="paragraph" style:parent-style-name="Standard">
      <style:text-properties officeooo:paragraph-rsid="000391d1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paragraph-rsid="0000fee7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0fee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0fee7" style:font-weight-asian="normal" style:font-weight-complex="normal"/>
    </style:style>
    <style:style style:name="T4" style:family="text">
      <style:text-properties fo:font-weight="normal" officeooo:rsid="00031e91" style:font-weight-asian="normal" style:font-weight-complex="normal"/>
    </style:style>
    <style:style style:name="T5" style:family="text">
      <style:text-properties fo:font-weight="normal" officeooo:rsid="000391d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fee7" style:font-weight-asian="bold" style:font-weight-complex="bold"/>
    </style:style>
    <style:style style:name="T8" style:family="text">
      <style:text-properties fo:font-weight="bold" officeooo:rsid="00031e91" style:font-weight-asian="bold" style:font-weight-complex="bold"/>
    </style:style>
    <style:style style:name="T9" style:family="text">
      <style:text-properties fo:font-weight="bold" officeooo:rsid="000391d1" style:font-weight-asian="bold" style:font-weight-complex="bold"/>
    </style:style>
    <style:style style:name="T10" style:family="text">
      <style:text-properties officeooo:rsid="00018360"/>
    </style:style>
    <style:style style:name="T11" style:family="text">
      <style:text-properties officeooo:rsid="000391d1"/>
    </style:style>
    <style:style style:name="T12" style:family="text">
      <style:text-properties officeooo:rsid="0003cc6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linoxide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linoxide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linoxide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linoxide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linoxide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ode in linux: <text:span text:style-name="T2">Everything in linux treated as file. File contains regular data (like text) other that regular metadata of the file is managed with datastructure is known as inode</text:span></text:p>
      <text:p text:style-name="P2"><text:span text:style-name="T2">-&gt; Inode is created when file is created.</text:span></text:p>
      <text:p text:style-name="P5"><text:span text:style-name="T3">-&gt;Inode is entry to inode table. </text:span>Inode limits is per filesystem and decided at <text:a xlink:type="simple" xlink:href="https://linoxide.com/file-system/how-create-format-mount-filesystems-linux/" office:target-frame-name="_blank" xlink:show="new">filesystem creation</text:a> time</text:p>
      <text:p text:style-name="P10">an inode stores:</text:p>
      <text:list xml:id="list884400194374654703" text:style-name="L1">
        <text:list-item>
          <text:p text:style-name="P11"><text:span text:style-name="Strong_20_Emphasis">File type:</text:span> regular file, directory, pipe etc.</text:p>
        </text:list-item>
        <text:list-item>
          <text:p text:style-name="P11"><text:span text:style-name="Strong_20_Emphasis">Permissions to that file:</text:span> read, write, execute</text:p>
        </text:list-item>
        <text:list-item>
          <text:p text:style-name="P11"><text:span text:style-name="Strong_20_Emphasis">Link count: </text:span>The number of hard link relative to an inode</text:p>
        </text:list-item>
        <text:list-item>
          <text:p text:style-name="P11"><text:span text:style-name="Strong_20_Emphasis">User ID:</text:span> owner of file</text:p>
        </text:list-item>
        <text:list-item>
          <text:p text:style-name="P11"><text:span text:style-name="Strong_20_Emphasis">Group ID:</text:span> group owner</text:p>
        </text:list-item>
        <text:list-item>
          <text:p text:style-name="P11"><text:span text:style-name="Strong_20_Emphasis">Size of file:</text:span> or major/minor number in case of some special files</text:p>
        </text:list-item>
        <text:list-item>
          <text:p text:style-name="P11"><text:span text:style-name="Strong_20_Emphasis">Time stamp</text:span>: access time, modification time and (inode) change time</text:p>
        </text:list-item>
        <text:list-item>
          <text:p text:style-name="P11"><text:span text:style-name="Strong_20_Emphasis">Attributes:</text:span> immutable' for example</text:p>
        </text:list-item>
        <text:list-item>
          <text:p text:style-name="P11"><text:span text:style-name="Strong_20_Emphasis">Access control list:</text:span> permissions for special users/groups</text:p>
        </text:list-item>
        <text:list-item>
          <text:p text:style-name="P11"><text:span text:style-name="Strong_20_Emphasis">Link to location of file</text:span></text:p>
        </text:list-item>
        <text:list-item>
          <text:p text:style-name="P9"><text:span text:style-name="Strong_20_Emphasis">Other metadata</text:span> about the file</text:p>
        </text:list-item>
      </text:list>
      <text:p text:style-name="P5"><text:span text:style-name="T6">Note</text:span> : <text:span text:style-name="T1">T</text:span>hat inode does not store name of the file but its content only.</text:p>
      <text:p text:style-name="P5"/>
      <text:p text:style-name="P5">--<text:span text:style-name="T1">&gt; We can display the file metadat by using </text:span><text:span text:style-name="T7">stat</text:span><text:span text:style-name="T1"> command and </text:span><text:span text:style-name="T7">stat</text:span><text:span text:style-name="T1"> system call</text:span></text:p>
      <text:p text:style-name="P5">--<text:span text:style-name="T1">&gt;stat pulling the file metadata from the file's inode</text:span></text:p>
      <text:p text:style-name="P5"/>
      <text:p text:style-name="P5"/>
      <text:p text:style-name="P1">-<text:span text:style-name="T10">&gt; </text:span>$ls -il --&gt;print <text:span text:style-name="T10">the inode of the files in that particular directory</text:span></text:p>
      <text:p text:style-name="P6"><text:span text:style-name="T1">-&gt; we can know </text:span>available and used inodes by <text:span text:style-name="T10">using df -i command</text:span></text:p>
      <text:p text:style-name="P8">-<text:span text:style-name="T10">&gt; A </text:span>directory contains files and other directories.<text:span text:style-name="Emphasis">(directories are special files, so they also need mapping to their inode numbers)</text:span></text:p>
      <text:p text:style-name="P5"><text:span text:style-name="Emphasis">-</text:span><text:span text:style-name="Emphasis"><text:span text:style-name="T10">&gt;</text:span></text:span>This is the reason why a directory cannot hold two files with same name, because it cannot map one name with two different inode numbers.</text:p>
      <text:p text:style-name="P8"><text:span text:style-name="Emphasis"><text:span text:style-name="T8">Links:</text:span></text:span></text:p>
      <text:p text:style-name="P6"><text:span text:style-name="Emphasis"><text:span text:style-name="T8">-&gt; </text:span></text:span><text:span text:style-name="Emphasis"><text:span text:style-name="T4">In linux we have two types of links</text:span></text:span></text:p>
      <text:p text:style-name="P6"><text:span text:style-name="Emphasis"><text:span text:style-name="T4"><text:tab/>1.soft link <text:tab/>2. hard link</text:span></text:span></text:p>
      <text:p text:style-name="P6"/>
      <text:p text:style-name="P6"><text:span text:style-name="Emphasis"><text:span text:style-name="T4">Hard link: </text:span></text:span>It means that if <text:span text:style-name="Emphasis">file1</text:span> has a hard link named <text:span text:style-name="Emphasis">file2</text:span>, then both of these files refer to same inode. So, when you create a hard link for a file, all you really do is add a new name to an inode<text:span text:style-name="Emphasis"><text:span text:style-name="T4">.</text:span></text:span></text:p>
      <text:p text:style-name="P6"><text:span text:style-name="Emphasis"><text:span text:style-name="T4"><text:s/></text:span></text:span><text:span text:style-name="Emphasis"><text:span text:style-name="T5">To create Hard link : </text:span></text:span>$ ln <text:span text:style-name="T11">file</text:span>1 <text:span text:style-name="T11">fil</text:span>e2</text:p>
      <text:p text:style-name="P8"><text:span text:style-name="T11">Soft link: </text:span>The symbolic link is a separate file whose contents point to the linked-to file. <text:span text:style-name="T11">File1 and file2 have different inode numbers <text:s/></text:span></text:p>
      <text:p text:style-name="P8"><text:span text:style-name="Emphasis"><text:span text:style-name="T4"><text:s/></text:span></text:span><text:span text:style-name="Emphasis"><text:span text:style-name="T5">To create Soft link : $ ln <text:s/>-s file1 file2</text:span></text:span></text:p>
      <text:p text:style-name="P8"><text:span text:style-name="Emphasis"><text:span text:style-name="T9">Difference between Hard links and Soft links:</text:span></text:span></text:p>
      <text:p text:style-name="P3">Hard Links:</text:p>
      <text:p text:style-name="P7"><text:span text:style-name="Strong_20_Emphasis">1.</text:span> Hard Links have same inodes number.<text:line-break/><text:span text:style-name="Strong_20_Emphasis">2.</text:span> ls -l command shows all the links with the link column showing the number of links.<text:line-break/><text:span text:style-name="Strong_20_Emphasis">3.</text:span> Links have actual file contents<text:line-break/><text:span text:style-name="Strong_20_Emphasis">4.</text:span> Removing any link, just reduces the link count but doesn't affect the other links.<text:line-break/><text:span text:style-name="Strong_20_Emphasis">5.</text:span> You cannot create a Hard Link for a directory.<text:line-break/><text:span text:style-name="Strong_20_Emphasis">6.</text:span> Even if the original file is removed, the link will still show you the contents of the file.</text:p>
      <text:p text:style-name="P7"/>
      <text:p text:style-name="P7"/>
      <text:p text:style-name="P3"><text:soft-page-break/>Soft Links:</text:p>
      <text:p text:style-name="P7"><text:span text:style-name="Strong_20_Emphasis">1.</text:span> Soft Links have different inodes numbers.<text:line-break/><text:span text:style-name="Strong_20_Emphasis">2.</text:span> ls -l command shows all links with second column value 1 and the link points to the original file.<text:line-break/><text:span text:style-name="Strong_20_Emphasis">3.</text:span> Soft Link contains the path for original file and not the contents.<text:line-break/><text:span text:style-name="Strong_20_Emphasis">4.</text:span> Removing soft link doesn't affect anything but when the original file is removed, the link becomes a 'dangling' link that points to nonexistent file.<text:line-break/><text:span text:style-name="Strong_20_Emphasis">5.</text:span> A Soft Link can link to a directory.</text:p>
      <text:p text:style-name="P7"/>
      <text:p text:style-name="P7">-<text:span text:style-name="T12">&gt;We can create soft links and hard links by using system calls also</text:span></text:p>
      <text:p text:style-name="P7"><text:tab/><text:span text:style-name="T12">symlink( ): for symbolic link <text:s text:c="3"/>link( ): for hard link</text:span></text:p>
      <text:p text:style-name="P4">syntax: </text:p>
      <text:p text:style-name="P4"><text:span text:style-name="T2">symlink:: int symlink(const char * file1, const char * file2)</text:span></text:p>
      <text:p text:style-name="P4"><text:span text:style-name="T2">link:: int link(const char * file1,const char * file2)</text:span></text:p>
      <text:p text:style-name="P4"><text:span text:style-name="T2">Return values:: <text:s/>On success--&gt;0; on failure--&gt;-1</text:span></text:p>
      <text:p text:style-name="P8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Emphasis"><text:span text:style-name="T9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0:55:56.326766966</meta:creation-date>
    <dc:date>2020-01-23T12:07:37.892729245</dc:date>
    <meta:editing-duration>PT8M34S</meta:editing-duration>
    <meta:editing-cycles>1</meta:editing-cycles>
    <meta:document-statistic meta:table-count="0" meta:image-count="0" meta:object-count="0" meta:page-count="2" meta:paragraph-count="40" meta:word-count="570" meta:character-count="3080" meta:non-whitespace-character-count="2553"/>
    <meta:generator>LibreOffice/4.2.8.2$Linux_X86_64 LibreOffice_project/420m0$Build-2</meta:generator>
  </office:meta>
</office:document-meta>
</file>